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DEL CARPIO VIZCARDO, GRO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DEL CARPIO VIZCARDO, GRO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ISCO URIARTE VASQUE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5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3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9328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0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3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5T21:31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